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7a20" officeooo:paragraph-rsid="00107a20"/>
    </style:style>
    <style:style style:name="P2" style:family="paragraph" style:parent-style-name="Standard">
      <style:paragraph-properties fo:line-height="150%"/>
      <style:text-properties officeooo:rsid="00107a20" officeooo:paragraph-rsid="00107a20"/>
    </style:style>
    <style:style style:name="P3" style:family="paragraph" style:parent-style-name="Standard">
      <style:paragraph-properties fo:line-height="150%"/>
      <style:text-properties officeooo:rsid="00107a20" officeooo:paragraph-rsid="0012d8c3"/>
    </style:style>
    <style:style style:name="P4" style:family="paragraph" style:parent-style-name="Standard">
      <style:paragraph-properties fo:line-height="150%"/>
      <style:text-properties officeooo:rsid="00107a20" officeooo:paragraph-rsid="0013aebe"/>
    </style:style>
    <style:style style:name="P5" style:family="paragraph" style:parent-style-name="Standard">
      <style:paragraph-properties fo:line-height="150%"/>
      <style:text-properties officeooo:rsid="00107a20" officeooo:paragraph-rsid="00159bd5"/>
    </style:style>
    <style:style style:name="P6" style:family="paragraph" style:parent-style-name="Standard">
      <style:text-properties fo:font-weight="bold" officeooo:rsid="00107a20" officeooo:paragraph-rsid="00118830" style:font-weight-asian="bold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2d8c3"/>
    </style:style>
    <style:style style:name="T3" style:family="text">
      <style:text-properties style:font-name="Times New Roman" officeooo:rsid="0013aebe"/>
    </style:style>
    <style:style style:name="T4" style:family="text">
      <style:text-properties style:font-name="Times New Roman" officeooo:rsid="00159bd5"/>
    </style:style>
    <style:style style:name="T5" style:family="text">
      <style:text-properties officeooo:rsid="001188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Questão <text:span text:style-name="T5">(livro texto 7 edição)</text:span></text:p>
      <text:p text:style-name="P1"/>
      <text:p text:style-name="P1">Capitulo 1. Questão 1.5</text:p>
      <text:p text:style-name="P1"/>
      <text:p text:style-name="P2"><text:tab/><text:span text:style-name="T1">Não se pode tratar com a mesma abordagem, pois, se trata de softwares em aplicações diferentes, onde precisará de uma atenção, um desempenho, uma exigência maior, de algoritmo</text:span><text:span text:style-name="T2">s</text:span><text:span text:style-name="T1"> mais robusto</text:span><text:span text:style-name="T2">s</text:span><text:span text:style-name="T1"> dependendo da aplicação, </text:span><text:span text:style-name="T2">alguns irão ser colocado na web,</text:span><text:span text:style-name="T1"> portanto não podemos cometer esse pecado de achar que podemos fazer </text:span><text:span text:style-name="T2">a mesma</text:span><text:span text:style-name="T1"> abordage</text:span><text:span text:style-name="T2">m</text:span><text:span text:style-name="T1"> para todas as aplicações de so</text:span><text:span text:style-name="T2">f</text:span><text:span text:style-name="T1">twares.</text:span></text:p>
      <text:p text:style-name="P2"><text:span text:style-name="T1"/></text:p>
      <text:p text:style-name="P3"><text:span text:style-name="T1">Capitulo </text:span><text:span text:style-name="T2">2</text:span><text:span text:style-name="T1">. Questão </text:span><text:span text:style-name="T2">2.</text:span><text:span text:style-name="T1">1</text:span><text:span text:style-name="T2">1</text:span></text:p>
      <text:p text:style-name="P3"><text:span text:style-name="T2"><text:tab/></text:span><text:span text:style-name="T3">O software está se sofisticando cada vez mais, ele estará se tornando um software mais completo e por conseguinte vai diminuindo seu risco de fracasso, pois, são feitos em cada circuito um protótipo.</text:span></text:p>
      <text:p text:style-name="P4"><text:span text:style-name="T3">Capitulo 3. Questão 3.8</text:span></text:p>
      <text:p text:style-name="P4"><text:span text:style-name="T3"><text:tab/>Sim, acredito que a separação geografica deva ser evitado, pois, para que o projeto ágil possa ser realmente ágil precisa ter as informações consistentes e não dar para passar informações consistentes e também não dá para ter um feedback real sem o cara a cara, para se resolver isso os métodos ágeis indicam reunião frequentes de forma presencial. </text:span></text:p>
      <text:p text:style-name="P5"><text:span text:style-name="T3">Capitulo </text:span><text:span text:style-name="T4">4</text:span><text:span text:style-name="T3">. Questão </text:span><text:span text:style-name="T4">4</text:span><text:span text:style-name="T3">.</text:span><text:span text:style-name="T4">9</text:span></text:p>
      <text:p text:style-name="P5"><text:span text:style-name="T4"><text:tab/>Particularidade se refere ao nível de detalhamento do planejamento do projeto, dependendo do grau de particularidade, a equipe saberá exatamente o que tem para fazer em cada tarefa, ou seja, terá controle melhor do panejamento do projeto.</text:span></text:p>
      <text:p text:style-name="P5"><text:span text:style-name="T3">Capitulo </text:span><text:span text:style-name="T4">5</text:span><text:span text:style-name="T3">. Questão </text:span><text:span text:style-name="T4">5</text:span><text:span text:style-name="T3">.</text:span><text:span text:style-name="T4">10</text:span></text:p>
      <text:p text:style-name="P5"><text:span text:style-name="T4"><text:tab/>As exceções é uma forma alternativa para tratar varições no sistema(softaware), pois, o software pode reagir de forma não cotidiana o que ocasionaria uma queda no sistema <text:s/>e não é o que querem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09:12:40.807000000</meta:creation-date>
    <dc:date>2016-04-26T09:58:58.878000000</dc:date>
    <meta:editing-duration>PT46M18S</meta:editing-duration>
    <meta:editing-cycles>5</meta:editing-cycles>
    <meta:generator>LibreOffice/4.4.1.2$Windows_x86 LibreOffice_project/45e2de17089c24a1fa810c8f975a7171ba4cd432</meta:generator>
    <meta:document-statistic meta:table-count="0" meta:image-count="0" meta:object-count="0" meta:page-count="1" meta:paragraph-count="11" meta:word-count="245" meta:character-count="1506" meta:non-whitespace-character-count="1265"/>
  </office:meta>
</office:document-meta>
</file>